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access-account" style:family="table">
      <style:table-properties style:width="6.925in" table:align="margins" style:may-break-between-rows="false"/>
    </style:style>
    <style:style style:name="access-account.A" style:family="table-column">
      <style:table-column-properties style:column-width="2.3083in" style:rel-column-width="21845*"/>
    </style:style>
    <style:style style:name="access-account.1" style:family="table-row">
      <style:table-row-properties fo:keep-together="always"/>
    </style:style>
    <style:style style:name="access-account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ccess-account.C1" style:family="table-cell">
      <style:table-cell-properties fo:background-color="transparent" fo:padding="0.0382in" fo:border="0.05pt solid #000000">
        <style:background-image/>
      </style:table-cell-properties>
    </style:style>
    <style:style style:name="access-account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access-account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posit-funds" style:family="table">
      <style:table-properties style:width="6.925in" table:align="margins" style:may-break-between-rows="false"/>
    </style:style>
    <style:style style:name="deposit-funds.A" style:family="table-column">
      <style:table-column-properties style:column-width="2.3083in" style:rel-column-width="21845*"/>
    </style:style>
    <style:style style:name="deposit-funds.1" style:family="table-row">
      <style:table-row-properties fo:keep-together="always"/>
    </style:style>
    <style:style style:name="deposit-fund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posit-funds.C1" style:family="table-cell">
      <style:table-cell-properties fo:padding="0.0382in" fo:border="0.05pt solid #000000"/>
    </style:style>
    <style:style style:name="deposit-funds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deposit-funds.B2" style:family="table-cell">
      <style:table-cell-properties fo:padding="0.0382in" fo:border-left="0.05pt solid #000000" fo:border-right="none" fo:border-top="none" fo:border-bottom="0.05pt solid #000000"/>
    </style:style>
    <style:style style:name="deposit-funds.C2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3" style:family="table-cell">
      <style:table-cell-properties fo:padding="0.0382in" fo:border-left="0.05pt solid #000000" fo:border-right="none" fo:border-top="none" fo:border-bottom="0.05pt solid #000000"/>
    </style:style>
    <style:style style:name="deposit-funds.B3" style:family="table-cell">
      <style:table-cell-properties fo:padding="0.0382in" fo:border-left="0.05pt solid #000000" fo:border-right="none" fo:border-top="none" fo:border-bottom="0.05pt solid #000000"/>
    </style:style>
    <style:style style:name="deposit-funds.C3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4" style:family="table-cell">
      <style:table-cell-properties fo:padding="0.0382in" fo:border-left="0.05pt solid #000000" fo:border-right="none" fo:border-top="none" fo:border-bottom="0.05pt solid #000000"/>
    </style:style>
    <style:style style:name="deposit-funds.B4" style:family="table-cell">
      <style:table-cell-properties fo:padding="0.0382in" fo:border-left="0.05pt solid #000000" fo:border-right="none" fo:border-top="none" fo:border-bottom="0.05pt solid #000000"/>
    </style:style>
    <style:style style:name="deposit-funds.C4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5" style:family="table-cell">
      <style:table-cell-properties fo:padding="0.0382in" fo:border-left="0.05pt solid #000000" fo:border-right="none" fo:border-top="none" fo:border-bottom="0.05pt solid #000000"/>
    </style:style>
    <style:style style:name="deposit-funds.B5" style:family="table-cell">
      <style:table-cell-properties fo:padding="0.0382in" fo:border-left="0.05pt solid #000000" fo:border-right="none" fo:border-top="none" fo:border-bottom="0.05pt solid #000000"/>
    </style:style>
    <style:style style:name="deposit-funds.C5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6" style:family="table-cell">
      <style:table-cell-properties fo:padding="0.0382in" fo:border-left="0.05pt solid #000000" fo:border-right="none" fo:border-top="none" fo:border-bottom="0.05pt solid #000000"/>
    </style:style>
    <style:style style:name="deposit-funds.B6" style:family="table-cell">
      <style:table-cell-properties fo:padding="0.0382in" fo:border-left="0.05pt solid #000000" fo:border-right="none" fo:border-top="none" fo:border-bottom="0.05pt solid #000000"/>
    </style:style>
    <style:style style:name="deposit-funds.C6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7" style:family="table-cell">
      <style:table-cell-properties fo:padding="0.0382in" fo:border-left="0.05pt solid #000000" fo:border-right="none" fo:border-top="none" fo:border-bottom="0.05pt solid #000000"/>
    </style:style>
    <style:style style:name="deposit-funds.B7" style:family="table-cell">
      <style:table-cell-properties fo:padding="0.0382in" fo:border-left="0.05pt solid #000000" fo:border-right="none" fo:border-top="none" fo:border-bottom="0.05pt solid #000000"/>
    </style:style>
    <style:style style:name="deposit-funds.C7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8" style:family="table-cell">
      <style:table-cell-properties fo:padding="0.0382in" fo:border-left="0.05pt solid #000000" fo:border-right="none" fo:border-top="none" fo:border-bottom="0.05pt solid #000000"/>
    </style:style>
    <style:style style:name="deposit-funds.B8" style:family="table-cell">
      <style:table-cell-properties fo:padding="0.0382in" fo:border-left="0.05pt solid #000000" fo:border-right="none" fo:border-top="none" fo:border-bottom="0.05pt solid #000000"/>
    </style:style>
    <style:style style:name="deposit-funds.C8" style:family="table-cell">
      <style:table-cell-properties fo:padding="0.0382in" fo:border-left="0.05pt solid #000000" fo:border-right="0.05pt solid #000000" fo:border-top="none" fo:border-bottom="0.05pt solid #000000"/>
    </style:style>
    <style:style style:name="deposit-funds.A9" style:family="table-cell">
      <style:table-cell-properties fo:padding="0.0382in" fo:border-left="0.05pt solid #000000" fo:border-right="none" fo:border-top="none" fo:border-bottom="0.05pt solid #000000"/>
    </style:style>
    <style:style style:name="deposit-funds.B9" style:family="table-cell">
      <style:table-cell-properties fo:padding="0.0382in" fo:border-left="0.05pt solid #000000" fo:border-right="none" fo:border-top="none" fo:border-bottom="0.05pt solid #000000"/>
    </style:style>
    <style:style style:name="deposit-funds.C9" style:family="table-cell">
      <style:table-cell-properties fo:padding="0.0382in" fo:border-left="0.05pt solid #000000" fo:border-right="0.05pt solid #000000" fo:border-top="none" fo:border-bottom="0.05pt solid #000000"/>
    </style:style>
    <style:style style:name="withdrawal-funds" style:family="table">
      <style:table-properties style:width="6.925in" table:align="margins" style:may-break-between-rows="false"/>
    </style:style>
    <style:style style:name="withdrawal-funds.A" style:family="table-column">
      <style:table-column-properties style:column-width="2.3083in" style:rel-column-width="21845*"/>
    </style:style>
    <style:style style:name="withdrawal-funds.1" style:family="table-row">
      <style:table-row-properties fo:keep-together="always"/>
    </style:style>
    <style:style style:name="withdrawal-funds.A1" style:family="table-cell">
      <style:table-cell-properties fo:padding="0.0382in" fo:border-left="0.05pt solid #000000" fo:border-right="none" fo:border-top="0.05pt solid #000000" fo:border-bottom="0.05pt solid #000000"/>
    </style:style>
    <style:style style:name="withdrawal-funds.C1" style:family="table-cell">
      <style:table-cell-properties fo:padding="0.0382in" fo:border="0.05pt solid #000000"/>
    </style:style>
    <style:style style:name="withdrawal-funds.A2" style:family="table-cell">
      <style:table-cell-properties fo:padding="0.0382in" fo:border-left="0.05pt solid #000000" fo:border-right="none" fo:border-top="none" fo:border-bottom="0.05pt solid #000000"/>
    </style:style>
    <style:style style:name="withdrawal-funds.C2" style:family="table-cell">
      <style:table-cell-properties fo:padding="0.0382in" fo:border-left="0.05pt solid #000000" fo:border-right="0.05pt solid #000000" fo:border-top="none" fo:border-bottom="0.05pt solid #000000"/>
    </style:style>
    <style:style style:name="withdrawal-funds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7730" officeooo:paragraph-rsid="00027730"/>
    </style:style>
    <style:style style:name="P2" style:family="paragraph" style:parent-style-name="Text_20_body">
      <style:text-properties style:text-underline-style="solid" style:text-underline-width="auto" style:text-underline-color="font-color" officeooo:rsid="00027730" officeooo:paragraph-rsid="00027730"/>
    </style:style>
    <style:style style:name="P3" style:family="paragraph" style:parent-style-name="Text_20_body">
      <style:text-properties style:text-underline-style="solid" style:text-underline-width="auto" style:text-underline-color="font-color" officeooo:rsid="00044f6c" officeooo:paragraph-rsid="00044f6c"/>
    </style:style>
    <style:style style:name="P4" style:family="paragraph" style:parent-style-name="Title">
      <style:text-properties officeooo:rsid="00027730" officeooo:paragraph-rsid="00027730"/>
    </style:style>
    <style:style style:name="P5" style:family="paragraph" style:parent-style-name="Subtitle">
      <style:text-properties officeooo:rsid="00027730" officeooo:paragraph-rsid="00027730"/>
    </style:style>
    <style:style style:name="P6" style:family="paragraph" style:parent-style-name="Table_20_Contents">
      <style:text-properties officeooo:rsid="00044f6c" officeooo:paragraph-rsid="00044f6c"/>
    </style:style>
    <style:style style:name="P7" style:family="paragraph" style:parent-style-name="Table_20_Contents">
      <style:text-properties officeooo:rsid="00071322" officeooo:paragraph-rsid="00071322"/>
    </style:style>
    <style:style style:name="P8" style:family="paragraph" style:parent-style-name="Table_20_Contents">
      <style:text-properties officeooo:rsid="00084ef1" officeooo:paragraph-rsid="00084ef1"/>
    </style:style>
    <style:style style:name="P9" style:family="paragraph" style:parent-style-name="Table_20_Contents">
      <style:text-properties officeooo:rsid="00089e98" officeooo:paragraph-rsid="00089e98"/>
    </style:style>
    <style:style style:name="P10" style:family="paragraph" style:parent-style-name="Table_20_Contents">
      <style:text-properties officeooo:rsid="000a6731" officeooo:paragraph-rsid="000a6731"/>
    </style:style>
    <style:style style:name="P11" style:family="paragraph" style:parent-style-name="Table_20_Contents">
      <style:text-properties officeooo:rsid="000eac6d" officeooo:paragraph-rsid="000eac6d"/>
    </style:style>
    <style:style style:name="P12" style:family="paragraph" style:parent-style-name="Table_20_Contents">
      <style:text-properties officeooo:rsid="00106fc1" officeooo:paragraph-rsid="00106fc1"/>
    </style:style>
    <style:style style:name="P13" style:family="paragraph" style:parent-style-name="Table_20_Contents">
      <style:text-properties officeooo:rsid="001518bd" officeooo:paragraph-rsid="001518bd"/>
    </style:style>
    <style:style style:name="P14" style:family="paragraph" style:parent-style-name="Table_20_Heading">
      <style:text-properties officeooo:rsid="00027730" officeooo:paragraph-rsid="00027730"/>
    </style:style>
    <style:style style:name="P15" style:family="paragraph" style:parent-style-name="Table_20_Heading">
      <style:text-properties officeooo:rsid="00044f6c" officeooo:paragraph-rsid="00044f6c"/>
    </style:style>
    <style:style style:name="P16" style:family="paragraph" style:parent-style-name="Text_20_body" style:list-style-name="L1">
      <style:text-properties officeooo:paragraph-rsid="00071322"/>
    </style:style>
    <style:style style:name="P17" style:family="paragraph" style:parent-style-name="Text_20_body" style:list-style-name="L1">
      <style:text-properties officeooo:rsid="000b930e" officeooo:paragraph-rsid="000b930e"/>
    </style:style>
    <style:style style:name="P18" style:family="paragraph" style:parent-style-name="Text_20_body" style:list-style-name="L1">
      <style:text-properties style:text-underline-style="none" officeooo:rsid="000b930e" officeooo:paragraph-rsid="000b930e"/>
    </style:style>
    <style:style style:name="P19" style:family="paragraph" style:parent-style-name="Text_20_body" style:list-style-name="L1">
      <style:text-properties style:text-underline-style="none" officeooo:rsid="00071322" officeooo:paragraph-rsid="00071322"/>
    </style:style>
    <style:style style:name="P20" style:family="paragraph" style:parent-style-name="Text_20_body" style:list-style-name="L3">
      <style:text-properties style:text-underline-style="none" officeooo:rsid="00084ef1" officeooo:paragraph-rsid="00084ef1"/>
    </style:style>
    <style:style style:name="P21" style:family="paragraph" style:parent-style-name="Text_20_body" style:list-style-name="L5">
      <style:text-properties style:text-underline-style="none" officeooo:rsid="000a04c9" officeooo:paragraph-rsid="000a04c9"/>
    </style:style>
    <style:style style:name="P22" style:family="paragraph" style:parent-style-name="Text_20_body" style:list-style-name="L1">
      <style:text-properties officeooo:rsid="001518bd" officeooo:paragraph-rsid="001518bd"/>
    </style:style>
    <style:style style:name="P23" style:family="paragraph" style:parent-style-name="Text_20_body" style:list-style-name="L2">
      <style:text-properties officeooo:rsid="00071322" officeooo:paragraph-rsid="00071322"/>
    </style:style>
    <style:style style:name="P24" style:family="paragraph" style:parent-style-name="Text_20_body" style:list-style-name="L2">
      <style:text-properties officeooo:rsid="00071322" officeooo:paragraph-rsid="00084ef1"/>
    </style:style>
    <style:style style:name="P25" style:family="paragraph" style:parent-style-name="Text_20_body" style:list-style-name="L2">
      <style:text-properties officeooo:rsid="00084ef1" officeooo:paragraph-rsid="00084ef1"/>
    </style:style>
    <style:style style:name="P26" style:family="paragraph" style:parent-style-name="Text_20_body" style:list-style-name="L3">
      <style:text-properties officeooo:rsid="00084ef1" officeooo:paragraph-rsid="00084ef1"/>
    </style:style>
    <style:style style:name="P27" style:family="paragraph" style:parent-style-name="Text_20_body" style:list-style-name="L5">
      <style:text-properties officeooo:rsid="00084ef1" officeooo:paragraph-rsid="000d9ac8"/>
    </style:style>
    <style:style style:name="P28" style:family="paragraph" style:parent-style-name="Text_20_body" style:list-style-name="L6">
      <style:text-properties officeooo:rsid="00084ef1" officeooo:paragraph-rsid="000d9ac8"/>
    </style:style>
    <style:style style:name="P29" style:family="paragraph" style:parent-style-name="Text_20_body" style:list-style-name="L4">
      <style:text-properties officeooo:rsid="0011e36c" officeooo:paragraph-rsid="0011e36c"/>
    </style:style>
    <style:style style:name="P30" style:family="paragraph" style:parent-style-name="Text_20_body" style:list-style-name="L5">
      <style:text-properties officeooo:rsid="000a04c9" officeooo:paragraph-rsid="000a04c9"/>
    </style:style>
    <style:style style:name="P31" style:family="paragraph" style:parent-style-name="Text_20_body" style:list-style-name="L6">
      <style:text-properties officeooo:rsid="000a04c9" officeooo:paragraph-rsid="000a04c9"/>
    </style:style>
    <style:style style:name="P32" style:family="paragraph" style:parent-style-name="Text_20_body" style:list-style-name="L7">
      <style:text-properties officeooo:rsid="000a6731" officeooo:paragraph-rsid="000a6731"/>
    </style:style>
    <style:style style:name="P33" style:family="paragraph" style:parent-style-name="Text_20_body">
      <style:paragraph-properties fo:text-align="start" style:justify-single-word="false"/>
      <style:text-properties officeooo:rsid="001eee38" officeooo:paragraph-rsid="001a69b8"/>
    </style:style>
    <style:style style:name="P34" style:family="paragraph" style:parent-style-name="Text_20_body">
      <style:text-properties officeooo:rsid="001eee38" officeooo:paragraph-rsid="001a69b8"/>
    </style:style>
    <style:style style:name="P35" style:family="paragraph" style:parent-style-name="Heading_20_2">
      <style:text-properties style:text-underline-style="none" officeooo:rsid="00071322" officeooo:paragraph-rsid="00071322"/>
    </style:style>
    <style:style style:name="P36" style:family="paragraph" style:parent-style-name="Heading_20_2">
      <style:text-properties style:text-underline-style="none" officeooo:rsid="00044f6c" officeooo:paragraph-rsid="00044f6c"/>
    </style:style>
    <style:style style:name="P37" style:family="paragraph" style:parent-style-name="Heading_20_2">
      <style:text-properties style:text-underline-style="none" officeooo:rsid="00089e98" officeooo:paragraph-rsid="00089e98"/>
    </style:style>
    <style:style style:name="P38" style:family="paragraph" style:parent-style-name="Heading_20_2">
      <style:text-properties officeooo:rsid="00071322" officeooo:paragraph-rsid="00071322"/>
    </style:style>
    <style:style style:name="P39" style:family="paragraph" style:parent-style-name="Heading_20_2">
      <style:text-properties officeooo:rsid="0011e36c" officeooo:paragraph-rsid="0011e36c"/>
    </style:style>
    <style:style style:name="P40" style:family="paragraph" style:parent-style-name="Heading_20_2">
      <style:text-properties officeooo:rsid="000a04c9" officeooo:paragraph-rsid="000a04c9"/>
    </style:style>
    <style:style style:name="P41" style:family="paragraph" style:parent-style-name="Heading_20_2">
      <style:text-properties officeooo:rsid="000a6731" officeooo:paragraph-rsid="000a6731"/>
    </style:style>
    <style:style style:name="P42" style:family="paragraph" style:parent-style-name="Heading_20_1">
      <style:text-properties style:text-underline-style="solid" style:text-underline-width="auto" style:text-underline-color="font-color" officeooo:rsid="00027730" officeooo:paragraph-rsid="0002773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1322"/>
    </style:style>
    <style:style style:name="T3" style:family="text">
      <style:text-properties style:text-underline-style="none" officeooo:rsid="00084ef1"/>
    </style:style>
    <style:style style:name="T4" style:family="text">
      <style:text-properties style:text-underline-style="none" officeooo:rsid="00089e98"/>
    </style:style>
    <style:style style:name="T5" style:family="text">
      <style:text-properties style:text-underline-style="none" officeooo:rsid="000b930e"/>
    </style:style>
    <style:style style:name="T6" style:family="text">
      <style:text-properties style:text-underline-style="none" officeooo:rsid="000d5433"/>
    </style:style>
    <style:style style:name="T7" style:family="text">
      <style:text-properties style:text-underline-style="none" officeooo:rsid="000d9ac8"/>
    </style:style>
    <style:style style:name="T8" style:family="text">
      <style:text-properties style:text-underline-style="none" officeooo:rsid="001518bd"/>
    </style:style>
    <style:style style:name="T9" style:family="text">
      <style:text-properties officeooo:rsid="00044f6c"/>
    </style:style>
    <style:style style:name="T10" style:family="text">
      <style:text-properties officeooo:rsid="00084ef1"/>
    </style:style>
    <style:style style:name="T11" style:family="text">
      <style:text-properties officeooo:rsid="00089e98"/>
    </style:style>
    <style:style style:name="T12" style:family="text">
      <style:text-properties officeooo:rsid="000b930e"/>
    </style:style>
    <style:style style:name="T13" style:family="text">
      <style:text-properties officeooo:rsid="000d5433"/>
    </style:style>
    <style:style style:name="T14" style:family="text">
      <style:text-properties officeooo:rsid="000d9ac8"/>
    </style:style>
    <style:style style:name="T15" style:family="text">
      <style:text-properties officeooo:rsid="000eac6d"/>
    </style:style>
    <style:style style:name="T16" style:family="text">
      <style:text-properties officeooo:rsid="0011e36c"/>
    </style:style>
    <style:style style:name="T17" style:family="text">
      <style:text-properties officeooo:rsid="001330a1"/>
    </style:style>
    <style:style style:name="T18" style:family="text">
      <style:text-properties officeooo:rsid="001518bd"/>
    </style:style>
    <style:style style:name="T19" style:family="text">
      <style:text-properties officeooo:rsid="0015f643"/>
    </style:style>
    <style:style style:name="T20" style:family="text">
      <style:text-properties officeooo:rsid="001795a3"/>
    </style:style>
    <style:style style:name="T21" style:family="text">
      <style:text-properties officeooo:rsid="0017a031"/>
    </style:style>
    <style:style style:name="T22" style:family="text">
      <style:text-properties officeooo:rsid="00199e78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cot Matson</text:p>
      <text:p text:style-name="P34">CS – 151, Kim</text:p>
      <text:p text:style-name="P33">Hw1</text:p>
      <text:p text:style-name="P4">ATM Network System</text:p>
      <text:p text:style-name="P5">Use Cases</text:p>
      <text:h text:style-name="P42" text:outline-level="1">Access Account</text:h>
      <table:table table:name="access-account" table:style-name="access-account">
        <table:table-column table:style-name="access-account.A" table:number-columns-repeated="3"/>
        <table:table-row table:style-name="access-account.1">
          <table:table-cell table:style-name="access-account.A1" office:value-type="string">
            <text:p text:style-name="P14">Step</text:p>
          </table:table-cell>
          <table:table-cell table:style-name="access-account.A1" office:value-type="string">
            <text:p text:style-name="P14">User's Action</text:p>
          </table:table-cell>
          <table:table-cell table:style-name="access-account.C1" office:value-type="string">
            <text:p text:style-name="P14">System Response</text:p>
          </table:table-cell>
        </table:table-row>
        <table:table-row table:style-name="access-account.1">
          <table:table-cell table:style-name="access-account.A2" office:value-type="string">
            <text:p text:style-name="P13">1</text:p>
          </table:table-cell>
          <table:table-cell table:style-name="access-account.A2" office:value-type="string">
            <text:p text:style-name="P6"/>
          </table:table-cell>
          <table:table-cell table:style-name="access-account.C2" office:value-type="string">
            <text:p text:style-name="P13">ATM prompts user for card.</text:p>
          </table:table-cell>
        </table:table-row>
        <table:table-row table:style-name="access-account.1">
          <table:table-cell table:style-name="access-account.A2" office:value-type="string">
            <text:p text:style-name="P13">2</text:p>
          </table:table-cell>
          <table:table-cell table:style-name="access-account.A2" office:value-type="string">
            <text:p text:style-name="P6"><text:span text:style-name="T18">Customer</text:span> inserts cash card into ATM.</text:p>
          </table:table-cell>
          <table:table-cell table:style-name="access-account.C2" office:value-type="string">
            <text:p text:style-name="Table_20_Contents"/>
          </table:table-cell>
        </table:table-row>
        <table:table-row table:style-name="access-account.1">
          <table:table-cell table:style-name="access-account.A2" office:value-type="string">
            <text:p text:style-name="P13">3</text:p>
          </table:table-cell>
          <table:table-cell table:style-name="access-account.A2" office:value-type="string">
            <text:p text:style-name="Table_20_Contents"/>
          </table:table-cell>
          <table:table-cell table:style-name="access-account.C2" office:value-type="string">
            <text:p text:style-name="P6">ATM <text:span text:style-name="T10">prompts customer for authorization code.</text:span></text:p>
          </table:table-cell>
        </table:table-row>
        <table:table-row table:style-name="access-account.1">
          <table:table-cell table:style-name="access-account.A2" office:value-type="string">
            <text:p text:style-name="P13">4</text:p>
          </table:table-cell>
          <table:table-cell table:style-name="access-account.A2" office:value-type="string">
            <text:p text:style-name="P6"><text:span text:style-name="T18">Customer</text:span> enters <text:span text:style-name="T10">authorization</text:span> code.</text:p>
          </table:table-cell>
          <table:table-cell table:style-name="access-account.C2" office:value-type="string">
            <text:p text:style-name="P6"/>
          </table:table-cell>
        </table:table-row>
        <table:table-row table:style-name="access-account.1">
          <table:table-cell table:style-name="access-account.A2" office:value-type="string">
            <text:p text:style-name="P13">5</text:p>
          </table:table-cell>
          <table:table-cell table:style-name="access-account.A2" office:value-type="string">
            <text:p text:style-name="Table_20_Contents"/>
          </table:table-cell>
          <table:table-cell table:style-name="access-account.C2" office:value-type="string">
            <text:p text:style-name="P6">ATM <text:span text:style-name="T10">displays list of menu options.</text:span></text:p>
          </table:table-cell>
        </table:table-row>
      </table:table>
      <text:p text:style-name="P1"/>
      <text:h text:style-name="P35" text:outline-level="2"><text:span text:style-name="T9">V</text:span>ariation #1</text:h>
      <text:list xml:id="list442344771501090504" text:style-name="L1">
        <text:list-item>
          <text:p text:style-name="P16"><text:span text:style-name="T2">In step #</text:span><text:span text:style-name="T8">2</text:span><text:span text:style-name="T3">, the user inserts an invalid cash card.</text:span></text:p>
          <text:list>
            <text:list-item>
              <text:p text:style-name="P17"><text:span text:style-name="T3">I</text:span><text:span text:style-name="T1">nvalid cash card number.</text:span></text:p>
            </text:list-item>
            <text:list-item>
              <text:p text:style-name="P18">Expired cash card.</text:p>
            </text:list-item>
          </text:list>
        </text:list-item>
        <text:list-item>
          <text:p text:style-name="P19">An error message is displayed and the card is returned to the customer.</text:p>
          <text:list>
            <text:list-item>
              <text:p text:style-name="P16"><text:span text:style-name="T2">“</text:span><text:span text:style-name="T5">Invalid Card – Unable to authenticate account information.</text:span></text:p>
            </text:list-item>
          </text:list>
        </text:list-item>
        <text:list-item>
          <text:p text:style-name="P22"><text:span text:style-name="T5">C</text:span><text:span text:style-name="T1">ontinue with step #1</text:span></text:p>
        </text:list-item>
      </text:list>
      <text:h text:style-name="P38" text:outline-level="2">Variation #<text:span text:style-name="T11">2</text:span></text:h>
      <text:list xml:id="list3368316516577306922" text:style-name="L2">
        <text:list-item>
          <text:p text:style-name="P23">In step #<text:span text:style-name="T19">4,</text:span> the <text:span text:style-name="T10">user enters an invalid </text:span>auth<text:span text:style-name="T10">orization code.</text:span></text:p>
        </text:list-item>
        <text:list-item>
          <text:p text:style-name="P24">An error message is displayed.</text:p>
          <text:list>
            <text:list-item>
              <text:p text:style-name="P24">“<text:span text:style-name="T12">Invalid PIN – Unauthorized account access.”</text:span></text:p>
            </text:list-item>
          </text:list>
        </text:list-item>
        <text:list-item>
          <text:p text:style-name="P25"><text:soft-page-break/>Continue with step #<text:span text:style-name="T19">3</text:span>.</text:p>
        </text:list-item>
      </text:list>
      <text:h text:style-name="P42" text:outline-level="1">Deposit Funds</text:h>
      <table:table table:name="deposit-funds" table:style-name="deposit-funds">
        <table:table-column table:style-name="deposit-funds.A" table:number-columns-repeated="3"/>
        <table:table-row table:style-name="deposit-funds.1">
          <table:table-cell table:style-name="deposit-funds.A1" office:value-type="string">
            <text:p text:style-name="P14">Step</text:p>
          </table:table-cell>
          <table:table-cell table:style-name="deposit-funds.A1" office:value-type="string">
            <text:p text:style-name="P14">User's Action</text:p>
          </table:table-cell>
          <table:table-cell table:style-name="deposit-funds.C1" office:value-type="string">
            <text:p text:style-name="P14">System Response</text:p>
          </table:table-cell>
        </table:table-row>
        <table:table-row table:style-name="deposit-funds.1">
          <table:table-cell table:style-name="deposit-funds.A2" office:value-type="string">
            <text:p text:style-name="P6">1</text:p>
          </table:table-cell>
          <table:table-cell table:style-name="deposit-funds.B8" office:value-type="string">
            <text:p text:style-name="P7"><text:span text:style-name="T20">Customer</text:span> carries out Access Account.</text:p>
          </table:table-cell>
          <table:table-cell table:style-name="deposit-funds.C8" office:value-type="string">
            <text:p text:style-name="Table_20_Contents"/>
          </table:table-cell>
        </table:table-row>
        <table:table-row table:style-name="deposit-funds.1">
          <table:table-cell table:style-name="deposit-funds.A8" office:value-type="string">
            <text:p text:style-name="P6">2</text:p>
          </table:table-cell>
          <table:table-cell table:style-name="deposit-funds.B8" office:value-type="string">
            <text:p text:style-name="P8"><text:span text:style-name="T20">Customer</text:span> selects Make a Deposit from the <text:span text:style-name="T11">Main Menu.</text:span></text:p>
          </table:table-cell>
          <table:table-cell table:style-name="deposit-funds.C8" office:value-type="string">
            <text:p text:style-name="Table_20_Contents"/>
          </table:table-cell>
        </table:table-row>
        <table:table-row table:style-name="deposit-funds.1">
          <table:table-cell table:style-name="deposit-funds.A8" office:value-type="string">
            <text:p text:style-name="P6">3</text:p>
          </table:table-cell>
          <table:table-cell table:style-name="deposit-funds.B8" office:value-type="string">
            <text:p text:style-name="Table_20_Contents"/>
          </table:table-cell>
          <table:table-cell table:style-name="deposit-funds.C8" office:value-type="string">
            <text:p text:style-name="P8">ATM requests deposit.</text:p>
          </table:table-cell>
        </table:table-row>
        <table:table-row table:style-name="deposit-funds.1">
          <table:table-cell table:style-name="deposit-funds.A8" office:value-type="string">
            <text:p text:style-name="P6">4</text:p>
          </table:table-cell>
          <table:table-cell table:style-name="deposit-funds.B8" office:value-type="string">
            <text:p text:style-name="P8"><text:span text:style-name="T20">Customer</text:span> <text:span text:style-name="T16">deposits</text:span> <text:span text:style-name="T16">funds</text:span>.</text:p>
          </table:table-cell>
          <table:table-cell table:style-name="deposit-funds.C8" office:value-type="string">
            <text:p text:style-name="Table_20_Contents"/>
          </table:table-cell>
        </table:table-row>
        <table:table-row table:style-name="deposit-funds.1">
          <table:table-cell table:style-name="deposit-funds.A8" office:value-type="string">
            <text:p text:style-name="P12">5</text:p>
          </table:table-cell>
          <table:table-cell table:style-name="deposit-funds.B8" office:value-type="string">
            <text:p text:style-name="P8"/>
          </table:table-cell>
          <table:table-cell table:style-name="deposit-funds.C8" office:value-type="string">
            <text:p text:style-name="P12">The ATM requests confirmation <text:span text:style-name="T20">of</text:span> <text:span text:style-name="T20">total</text:span> <text:span text:style-name="T20">deposit</text:span>.</text:p>
          </table:table-cell>
        </table:table-row>
        <table:table-row table:style-name="deposit-funds.1">
          <table:table-cell table:style-name="deposit-funds.A8" office:value-type="string">
            <text:p text:style-name="P12">6</text:p>
          </table:table-cell>
          <table:table-cell table:style-name="deposit-funds.B8" office:value-type="string">
            <text:p text:style-name="P12"><text:span text:style-name="T20">Customer</text:span> confirms amount.</text:p>
          </table:table-cell>
          <table:table-cell table:style-name="deposit-funds.C8" office:value-type="string">
            <text:p text:style-name="P12"/>
          </table:table-cell>
        </table:table-row>
        <table:table-row table:style-name="deposit-funds.1">
          <table:table-cell table:style-name="deposit-funds.A8" office:value-type="string">
            <text:p text:style-name="P12">7</text:p>
          </table:table-cell>
          <table:table-cell table:style-name="deposit-funds.B8" office:value-type="string">
            <text:p text:style-name="P8"/>
          </table:table-cell>
          <table:table-cell table:style-name="deposit-funds.C8" office:value-type="string">
            <text:p text:style-name="P8">ATM processes the transaction and displays updated balance.</text:p>
          </table:table-cell>
        </table:table-row>
        <table:table-row table:style-name="deposit-funds.1">
          <table:table-cell table:style-name="deposit-funds.A9" office:value-type="string">
            <text:p text:style-name="P12">8</text:p>
          </table:table-cell>
          <table:table-cell table:style-name="deposit-funds.B9" office:value-type="string">
            <text:p text:style-name="P11"/>
          </table:table-cell>
          <table:table-cell table:style-name="deposit-funds.C9" office:value-type="string">
            <text:p text:style-name="P8">ATM returns to the Main Menu.</text:p>
          </table:table-cell>
        </table:table-row>
      </table:table>
      <text:p text:style-name="P2"/>
      <text:h text:style-name="P36" text:outline-level="2">Variation <text:span text:style-name="T10">#1</text:span></text:h>
      <text:list xml:id="list8055547148706978827" text:style-name="L3">
        <text:list-item>
          <text:p text:style-name="P20">In step #4, <text:span text:style-name="T21">customer</text:span> <text:span text:style-name="T16">makes an invalid deposit</text:span>.</text:p>
        </text:list-item>
        <text:list-item>
          <text:p text:style-name="P20">An error message is displayed.</text:p>
          <text:list>
            <text:list-item>
              <text:p text:style-name="P26"><text:span text:style-name="T1">“</text:span><text:span text:style-name="T6">Invalid Entry – Unable to process transaction.”</text:span></text:p>
            </text:list-item>
          </text:list>
        </text:list-item>
        <text:list-item>
          <text:p text:style-name="P20">Continue with step #3.</text:p>
        </text:list-item>
      </text:list>
      <text:h text:style-name="P39" text:outline-level="2">Variation #2</text:h>
      <text:list xml:id="list8444090488454754892" text:style-name="L4">
        <text:list-item>
          <text:p text:style-name="P29">In step #6, user <text:span text:style-name="T17">refutes the amount</text:span>.</text:p>
        </text:list-item>
        <text:list-item>
          <text:p text:style-name="P29">Funds are returned to the user.</text:p>
        </text:list-item>
        <text:list-item>
          <text:p text:style-name="P29">Return to step #3.</text:p>
        </text:list-item>
      </text:list>
      <text:p text:style-name="P3"/>
      <text:h text:style-name="P42" text:outline-level="1"><text:soft-page-break/>Withdrawal Funds</text:h>
      <table:table table:name="withdrawal-funds" table:style-name="withdrawal-funds">
        <table:table-column table:style-name="withdrawal-funds.A" table:number-columns-repeated="3"/>
        <table:table-row table:style-name="withdrawal-funds.1">
          <table:table-cell table:style-name="withdrawal-funds.A1" office:value-type="string">
            <text:p text:style-name="P15">Step</text:p>
          </table:table-cell>
          <table:table-cell table:style-name="withdrawal-funds.A1" office:value-type="string">
            <text:p text:style-name="P15">User's Action</text:p>
          </table:table-cell>
          <table:table-cell table:style-name="withdrawal-funds.C1" office:value-type="string">
            <text:p text:style-name="P15">System Response</text:p>
          </table:table-cell>
        </table:table-row>
        <table:table-row table:style-name="withdrawal-funds.1">
          <table:table-cell table:style-name="withdrawal-funds.A2" office:value-type="string">
            <text:p text:style-name="P6">1</text:p>
          </table:table-cell>
          <table:table-cell table:style-name="withdrawal-funds.A2" office:value-type="string">
            <text:p text:style-name="P7"><text:span text:style-name="T22">Customer</text:span> carries out Access Account.</text:p>
          </table:table-cell>
          <table:table-cell table:style-name="withdrawal-funds.C2" office:value-type="string">
            <text:p text:style-name="Table_20_Contents"/>
          </table:table-cell>
        </table:table-row>
        <table:table-row table:style-name="withdrawal-funds.1">
          <table:table-cell table:style-name="withdrawal-funds.A3" office:value-type="string">
            <text:p text:style-name="P6">2</text:p>
          </table:table-cell>
          <table:table-cell table:style-name="withdrawal-funds.A2" office:value-type="string">
            <text:p text:style-name="P9"><text:span text:style-name="T22">Customer</text:span> selects Withdrawal Funds from the Main Menu.</text:p>
          </table:table-cell>
          <table:table-cell table:style-name="withdrawal-funds.C2" office:value-type="string">
            <text:p text:style-name="Table_20_Contents"/>
          </table:table-cell>
        </table:table-row>
        <table:table-row table:style-name="withdrawal-funds.1">
          <table:table-cell table:style-name="withdrawal-funds.A2" office:value-type="string">
            <text:p text:style-name="P6">3</text:p>
          </table:table-cell>
          <table:table-cell table:style-name="withdrawal-funds.A2" office:value-type="string">
            <text:p text:style-name="Table_20_Contents"/>
          </table:table-cell>
          <table:table-cell table:style-name="withdrawal-funds.C2" office:value-type="string">
            <text:p text:style-name="P9">The ATM requests the user for the amount to withdrawal.</text:p>
          </table:table-cell>
        </table:table-row>
        <table:table-row table:style-name="withdrawal-funds.1">
          <table:table-cell table:style-name="withdrawal-funds.A2" office:value-type="string">
            <text:p text:style-name="P6">4</text:p>
          </table:table-cell>
          <table:table-cell table:style-name="withdrawal-funds.A2" office:value-type="string">
            <text:p text:style-name="P9">The user enters an amount.</text:p>
          </table:table-cell>
          <table:table-cell table:style-name="withdrawal-funds.C2" office:value-type="string">
            <text:p text:style-name="Table_20_Contents"/>
          </table:table-cell>
        </table:table-row>
        <table:table-row table:style-name="withdrawal-funds.1">
          <table:table-cell table:style-name="withdrawal-funds.A2" office:value-type="string">
            <text:p text:style-name="P10">5</text:p>
          </table:table-cell>
          <table:table-cell table:style-name="withdrawal-funds.A2" office:value-type="string">
            <text:p text:style-name="P9"/>
          </table:table-cell>
          <table:table-cell table:style-name="withdrawal-funds.C2" office:value-type="string">
            <text:p text:style-name="P9">The ATM processes the transaction and displays the updated account balance.</text:p>
          </table:table-cell>
        </table:table-row>
        <table:table-row table:style-name="withdrawal-funds.1">
          <table:table-cell table:style-name="withdrawal-funds.A2" office:value-type="string">
            <text:p text:style-name="P10">6</text:p>
          </table:table-cell>
          <table:table-cell table:style-name="withdrawal-funds.A2" office:value-type="string">
            <text:p text:style-name="P9">*<text:span text:style-name="T15">Increments of 20, presets?</text:span></text:p>
          </table:table-cell>
          <table:table-cell table:style-name="withdrawal-funds.C2" office:value-type="string">
            <text:p text:style-name="P9">The ATM returns to the main menu.</text:p>
          </table:table-cell>
        </table:table-row>
      </table:table>
      <text:h text:style-name="P37" text:outline-level="2"><text:span text:style-name="T9">V</text:span>ariation #1</text:h>
      <text:list xml:id="list4908799365697756166" text:style-name="L5">
        <text:list-item>
          <text:p text:style-name="P30"><text:span text:style-name="T4">I</text:span><text:span text:style-name="T1">n step #4, the user enters an invalid entry.</text:span></text:p>
        </text:list-item>
        <text:list-item>
          <text:p text:style-name="P21">An error message is displayed.</text:p>
          <text:list>
            <text:list-item>
              <text:p text:style-name="P27"><text:span text:style-name="T1">“</text:span><text:span text:style-name="T7">Invalid</text:span><text:span text:style-name="T6"> Entry – Unable to process transaction.”</text:span></text:p>
            </text:list-item>
          </text:list>
        </text:list-item>
        <text:list-item>
          <text:p text:style-name="P21">Continue with step #3.</text:p>
        </text:list-item>
      </text:list>
      <text:h text:style-name="P40" text:outline-level="2">Variation #2</text:h>
      <text:list xml:id="list5112331781829727897" text:style-name="L6">
        <text:list-item>
          <text:p text:style-name="P31">In step #4, the user enters an invalid <text:span text:style-name="T22">custom </text:span>amount.</text:p>
        </text:list-item>
        <text:list-item>
          <text:p text:style-name="P31">An error message is displayed.</text:p>
          <text:list>
            <text:list-item>
              <text:p text:style-name="P28">“<text:span text:style-name="T13">Invalid Entry – Amount must be a $20 dollar value between $20 - $200.”</text:span></text:p>
            </text:list-item>
          </text:list>
        </text:list-item>
        <text:list-item>
          <text:p text:style-name="P31">Continue with step #3.</text:p>
        </text:list-item>
      </text:list>
      <text:h text:style-name="P41" text:outline-level="2">Variation #3</text:h>
      <text:list xml:id="list3069992615959816526" text:style-name="L7">
        <text:list-item>
          <text:p text:style-name="P32">In step #5, the account has an insufficient amount of available funds.</text:p>
        </text:list-item>
        <text:list-item>
          <text:p text:style-name="P32">An error message is displayed.</text:p>
          <text:list>
            <text:list-item>
              <text:p text:style-name="P32">“<text:span text:style-name="T14">Invalid Entry – Insufficient available funds to complete transaction.”</text:span></text:p>
            </text:list-item>
          </text:list>
        </text:list-item>
        <text:list-item>
          <text:p text:style-name="P32">Continue with step #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3:26:11.288804816</meta:creation-date>
    <meta:generator>LibreOffice/5.0.1.2.0$Linux_X86_64 LibreOffice_project/00m0$Build-2</meta:generator>
    <dc:date>2015-09-20T21:20:46.530897677</dc:date>
    <meta:editing-duration>PT7H25M28S</meta:editing-duration>
    <meta:editing-cycles>15</meta:editing-cycles>
    <meta:document-statistic meta:table-count="3" meta:image-count="0" meta:object-count="0" meta:page-count="3" meta:paragraph-count="92" meta:word-count="405" meta:character-count="2295" meta:non-whitespace-character-count="1978"/>
  </office:meta>
</office:document-meta>
</file>